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pan text:style-name="style9">#pragma vector=TIMERA0_VECTOR</text:span></text:h>
      <text:h text:style-name="Default"><text:span text:style-name="style11">__interrupt </text:span><text:span text:style-name="style5">void </text:span><text:span text:style-name="style11">Timer_A </text:span><text:span text:style-name="style10">(</text:span><text:span text:style-name="style5">void</text:span><text:span text:style-name="style10">)</text:span></text:h>
      <text:h text:style-name="Default"><text:span text:style-name="style10">{</text:span></text:h>
      <text:h text:style-name="Default"><text:s text:c="4"/><text:span text:style-name="style5">if</text:span><text:span text:style-name="style10">(</text:span><text:span text:style-name="style11">poziom</text:span><text:span text:style-name="style10">==-</text:span><text:span text:style-name="style4">1</text:span><text:span text:style-name="style10">){</text:span></text:h>
      <text:h text:style-name="Default"><text:s text:c="8"/><text:span text:style-name="style5">int </text:span><text:span text:style-name="style11">k</text:span><text:span text:style-name="style10">=</text:span><text:span text:style-name="style4">0</text:span><text:span text:style-name="style10">;</text:span></text:h>
      <text:h text:style-name="Default"><text:s text:c="8"/><text:span text:style-name="style5">while </text:span><text:span text:style-name="style10">(</text:span><text:span text:style-name="style11">koniec</text:span><text:span text:style-name="style10">[</text:span><text:span text:style-name="style11">k</text:span><text:span text:style-name="style10">])</text:span></text:h>
      <text:h text:style-name="Default"><text:s text:c="12"/><text:span text:style-name="style11">trans_char</text:span><text:span text:style-name="style10">(</text:span><text:span text:style-name="style11">koniec</text:span><text:span text:style-name="style10">[</text:span><text:span text:style-name="style11">k</text:span><text:span text:style-name="style10">++]);</text:span></text:h>
      <text:h text:style-name="Default"><text:s text:c="12"/><text:span text:style-name="style11">trans</text:span><text:span text:style-name="style10">();</text:span></text:h>
      <text:h text:style-name="Default"><text:s text:c="12"/><text:span text:style-name="style11">poziom</text:span><text:span text:style-name="style10">=-</text:span><text:span text:style-name="style4">2</text:span><text:span text:style-name="style10">;</text:span></text:h>
      <text:h text:style-name="Default"><text:s text:c="4"/><text:span text:style-name="style10">}</text:span></text:h>
      <text:h text:style-name="Default"><text:s text:c="4"/><text:span text:style-name="style5">else if</text:span><text:span text:style-name="style10">(</text:span><text:span text:style-name="style11">poziom</text:span><text:span text:style-name="style10">&gt;</text:span><text:span text:style-name="style4">0</text:span><text:span text:style-name="style10">){</text:span></text:h>
      <text:h text:style-name="Default"><text:s text:c="8"/><text:span text:style-name="style5">if</text:span><text:span text:style-name="style10">(++</text:span><text:span text:style-name="style11">mapa</text:span><text:span text:style-name="style10">&gt;</text:span><text:span text:style-name="style4">3</text:span><text:span text:style-name="style10">)</text:span></text:h>
      <text:h text:style-name="Default"><text:s text:c="8"/><text:span text:style-name="style11">mapa</text:span><text:span text:style-name="style10">=</text:span><text:span text:style-name="style4">0</text:span><text:span text:style-name="style10">;</text:span></text:h>
      <text:h text:style-name="Default"><text:s text:c="8"/><text:span text:style-name="style5">if</text:span><text:span text:style-name="style10">(++</text:span><text:span text:style-name="style11">mapa2</text:span><text:span text:style-name="style10">&gt;</text:span><text:span text:style-name="style4">8</text:span><text:span text:style-name="style10">)</text:span></text:h>
      <text:h text:style-name="Default"><text:s text:c="12"/><text:span text:style-name="style11">mapa2</text:span><text:span text:style-name="style10">=</text:span><text:span text:style-name="style4">0</text:span><text:span text:style-name="style10">;</text:span></text:h>
      <text:h text:style-name="Default"><text:s text:c="8"/><text:span text:style-name="style5">if</text:span><text:span text:style-name="style10">(</text:span><text:span text:style-name="style11">cntr</text:span><text:span text:style-name="style10">==</text:span><text:span text:style-name="style4">0</text:span><text:span text:style-name="style10">){</text:span></text:h>
      <text:h text:style-name="Default"><text:s text:c="12"/><text:span text:style-name="style5">if</text:span><text:span text:style-name="style10">(</text:span><text:span text:style-name="style11">cntr_lcd</text:span><text:span text:style-name="style10">==</text:span><text:span text:style-name="style4">4</text:span><text:span text:style-name="style10">){</text:span></text:h>
      <text:h text:style-name="Default"><text:s text:c="16"/><text:span text:style-name="style11">LCD_cmd</text:span><text:span text:style-name="style10">(</text:span><text:span text:style-name="style4">0x01</text:span><text:span text:style-name="style10">);</text:span></text:h>
      <text:h text:style-name="Default"><text:s text:c="16"/><text:span text:style-name="style11">cntr_lcd</text:span><text:span text:style-name="style10">=</text:span><text:span text:style-name="style4">5</text:span><text:span text:style-name="style10">;</text:span></text:h>
      <text:h text:style-name="Default"><text:s text:c="12"/><text:span text:style-name="style10">}</text:span></text:h>
      <text:h text:style-name="Default"><text:s text:c="12"/><text:span text:style-name="style5">else if</text:span><text:span text:style-name="style10">(</text:span><text:span text:style-name="style11">cntr_lcd</text:span><text:span text:style-name="style10">==</text:span><text:span text:style-name="style4">5</text:span><text:span text:style-name="style10">){</text:span></text:h>
      <text:h text:style-name="Default"><text:s text:c="16"/><text:span text:style-name="style11">LCD_char</text:span><text:span text:style-name="style10">(</text:span><text:span text:style-name="style11">score</text:span><text:span text:style-name="style10">[</text:span><text:span text:style-name="style11">score_i</text:span><text:span text:style-name="style10">++]);</text:span></text:h>
      <text:h text:style-name="Default"><text:s text:c="16"/><text:span text:style-name="style5">if</text:span><text:span text:style-name="style10">(</text:span><text:span text:style-name="style11">score_i</text:span><text:span text:style-name="style10">==</text:span><text:span text:style-name="style4">8</text:span><text:span text:style-name="style10">){</text:span></text:h>
      <text:h text:style-name="Default"><text:s text:c="20"/><text:span text:style-name="style11">cntr_lcd</text:span><text:span text:style-name="style10">=</text:span><text:span text:style-name="style4">7</text:span><text:span text:style-name="style10">;</text:span></text:h>
      <text:h text:style-name="Default"><text:s text:c="16"/><text:span text:style-name="style10">}</text:span></text:h>
      <text:h text:style-name="Default"><text:s text:c="12"/><text:span text:style-name="style10">}</text:span></text:h>
      <text:h text:style-name="Default"><text:s text:c="12"/><text:span text:style-name="style5">else if</text:span><text:span text:style-name="style10">(</text:span><text:span text:style-name="style11">cntr_lcd</text:span><text:span text:style-name="style10">==</text:span><text:span text:style-name="style4">7</text:span><text:span text:style-name="style10">){</text:span></text:h>
      <text:h text:style-name="Default"><text:s text:c="16"/><text:span text:style-name="style11">LCD_cmd</text:span><text:span text:style-name="style10">(</text:span><text:span text:style-name="style4">0x88</text:span><text:span text:style-name="style10">);</text:span></text:h>
      <text:h text:style-name="Default"><text:s text:c="16"/><text:span text:style-name="style11">score_i</text:span><text:span text:style-name="style10">=</text:span><text:span text:style-name="style11">LCD_number</text:span><text:span text:style-name="style10">(</text:span><text:span text:style-name="style11">punkty</text:span><text:span text:style-name="style10">,</text:span><text:span text:style-name="style11">m</text:span><text:span text:style-name="style10">);</text:span></text:h>
      <text:h text:style-name="Default"><text:s text:c="16"/><text:span text:style-name="style5">if</text:span><text:span text:style-name="style10">(</text:span><text:span text:style-name="style11">punkty</text:span><text:span text:style-name="style10">%</text:span><text:span text:style-name="style4">100</text:span><text:span text:style-name="style10">==</text:span><text:span text:style-name="style4">0</text:span><text:span text:style-name="style10">)</text:span></text:h>
      <text:h text:style-name="Default"><text:s text:c="16"/><text:span text:style-name="style5">if</text:span><text:span text:style-name="style10">(</text:span><text:span text:style-name="style11">poziom</text:span><text:span text:style-name="style10">&gt;</text:span><text:span text:style-name="style4">2</text:span><text:span text:style-name="style10">)</text:span><text:span text:style-name="style11">poziom</text:span><text:span text:style-name="style10">--;</text:span></text:h>
      <text:h text:style-name="Default"><text:s text:c="16"/><text:span text:style-name="style11">cntr_lcd</text:span><text:span text:style-name="style10">=</text:span><text:span text:style-name="style4">8</text:span><text:span text:style-name="style10">;</text:span></text:h>
      <text:h text:style-name="Default"><text:s text:c="12"/><text:span text:style-name="style10">}</text:span></text:h>
      <text:h text:style-name="Default"><text:s text:c="12"/><text:span text:style-name="style5">else if</text:span><text:span text:style-name="style10">(</text:span><text:span text:style-name="style11">cntr_lcd</text:span><text:span text:style-name="style10">==</text:span><text:span text:style-name="style4">8</text:span><text:span text:style-name="style10">){</text:span></text:h>
      <text:h text:style-name="Default"><text:s text:c="16"/><text:span text:style-name="style11">LCD_char</text:span><text:span text:style-name="style10">(</text:span><text:span text:style-name="style11">m</text:span><text:span text:style-name="style10">[--</text:span><text:span text:style-name="style11">score_i</text:span><text:span text:style-name="style10">]);</text:span></text:h>
      <text:h text:style-name="Default"><text:s text:c="16"/><text:span text:style-name="style5">if</text:span><text:span text:style-name="style10">(</text:span><text:span text:style-name="style11">score_i</text:span><text:span text:style-name="style10">==</text:span><text:span text:style-name="style4">0</text:span><text:span text:style-name="style10">)</text:span><text:span text:style-name="style11">cntr_lcd</text:span><text:span text:style-name="style10">=</text:span><text:span text:style-name="style4">0</text:span><text:span text:style-name="style10">;</text:span></text:h>
      <text:h text:style-name="Default"><text:s text:c="12"/><text:span text:style-name="style10">}</text:span></text:h>
      <text:h text:style-name="Default"><text:s text:c="8"/><text:span text:style-name="style10">}</text:span></text:h>
      <text:h text:style-name="Default"><text:s text:c="8"/><text:span text:style-name="style5">if</text:span><text:span text:style-name="style10">(</text:span><text:span text:style-name="style11">buz</text:span><text:span text:style-name="style10">&gt;=</text:span><text:span text:style-name="style4">1</text:span><text:span text:style-name="style10">){</text:span></text:h>
      <text:h text:style-name="Default"><text:s text:c="12"/><text:span text:style-name="style11">BUZ2_HI</text:span><text:span text:style-name="style10">;</text:span></text:h>
      <text:h text:style-name="Default"><text:s text:c="12"/><text:span text:style-name="style11">BUZ1_LOW</text:span><text:span text:style-name="style10">;</text:span></text:h>
      <text:h text:style-name="Default"><text:s text:c="12"/><text:span text:style-name="style11">dellay</text:span><text:span text:style-name="style10">(</text:span><text:span text:style-name="style11">FREQ_BUZ</text:span><text:span text:style-name="style10">);</text:span></text:h>
      <text:h text:style-name="Default"><text:s text:c="12"/><text:span text:style-name="style11">BUZ1_HI</text:span><text:span text:style-name="style10">;</text:span></text:h>
      <text:h text:style-name="Default"><text:s text:c="12"/><text:span text:style-name="style11">BUZ2_LOW</text:span><text:span text:style-name="style10">;</text:span></text:h>
      <text:h text:style-name="Default"><text:s text:c="12"/><text:span text:style-name="style5">if</text:span><text:span text:style-name="style10">(++</text:span><text:span text:style-name="style11">buz</text:span><text:span text:style-name="style10">==</text:span><text:span text:style-name="style4">10</text:span><text:span text:style-name="style10">)</text:span><text:span text:style-name="style11">buz</text:span><text:span text:style-name="style10">=</text:span><text:span text:style-name="style4">0</text:span><text:span text:style-name="style10">;</text:span></text:h>
      <text:h text:style-name="Default"><text:s text:c="8"/><text:span text:style-name="style10">}</text:span></text:h>
      <text:h text:style-name="Default"/>
      <text:h text:style-name="Default"><text:s text:c="8"/><text:span text:style-name="style5">if</text:span><text:span text:style-name="style10">(++</text:span><text:span text:style-name="style11">cntr</text:span><text:span text:style-name="style10">==</text:span><text:span text:style-name="style11">poziom</text:span><text:span text:style-name="style10">)</text:span></text:h>
      <text:h text:style-name="Default"><text:s text:c="8"/><text:span text:style-name="style10">{</text:span></text:h>
      <text:h text:style-name="Default"><text:s text:c="12"/><text:span text:style-name="style5">if</text:span><text:span text:style-name="style10">(++</text:span><text:span text:style-name="style11">cntr_p1</text:span><text:span text:style-name="style10">==</text:span><text:span text:style-name="style4">5</text:span><text:span text:style-name="style10">*</text:span><text:span text:style-name="style4">35</text:span><text:span text:style-name="style10">){</text:span></text:h>
      <text:h text:style-name="Default"><text:s text:c="16"/><text:span text:style-name="style11">ind</text:span><text:span text:style-name="style10">=(</text:span><text:span text:style-name="style11">cntr_strzal_p</text:span><text:span text:style-name="style10">*(</text:span><text:span text:style-name="style11">cntr_ruch</text:span><text:span text:style-name="style10">+</text:span><text:span text:style-name="style4">1</text:span><text:span text:style-name="style10">))%</text:span><text:span text:style-name="style4">6</text:span><text:span text:style-name="style10">+</text:span><text:span text:style-name="style4">2</text:span><text:span text:style-name="style10">;</text:span></text:h>
      <text:h text:style-name="Default"><text:s text:c="16"/><text:span text:style-name="style11">typ</text:span><text:span text:style-name="style10">=(</text:span><text:span text:style-name="style11">mapa</text:span><text:span text:style-name="style10">+</text:span><text:span text:style-name="style11">mapa2</text:span><text:span text:style-name="style10">)%</text:span><text:span text:style-name="style4">4</text:span><text:span text:style-name="style10">+</text:span><text:span text:style-name="style4">1</text:span><text:span text:style-name="style10">;</text:span></text:h>
      <text:h text:style-name="Default"><text:s text:c="16"/><text:span text:style-name="style5">if</text:span><text:span text:style-name="style10">(</text:span><text:span text:style-name="style11">typ</text:span><text:span text:style-name="style10">==</text:span><text:span text:style-name="style4">2</text:span><text:span text:style-name="style10">)</text:span></text:h>
      <text:h text:style-name="Default"><text:s text:c="20"/><text:span text:style-name="style11">stworz_przeciwnika</text:span><text:span text:style-name="style10">( </text:span><text:span text:style-name="style11">ind </text:span><text:span text:style-name="style10">,</text:span><text:span text:style-name="style4">77</text:span><text:span text:style-name="style10">,</text:span><text:span text:style-name="style4">1</text:span><text:span text:style-name="style10">,</text:span><text:span text:style-name="style11">typ</text:span><text:span text:style-name="style10">);</text:span></text:h>
      <text:h text:style-name="Default"><text:s text:c="16"/><text:span text:style-name="style5">else</text:span></text:h>
      <text:h text:style-name="Default"><text:s text:c="20"/><text:span text:style-name="style11">stworz_przeciwnika</text:span><text:span text:style-name="style10">( </text:span><text:span text:style-name="style11">ind </text:span><text:span text:style-name="style10">,</text:span><text:span text:style-name="style4">77</text:span><text:span text:style-name="style10">,</text:span><text:span text:style-name="style4">1</text:span><text:span text:style-name="style10">,</text:span><text:span text:style-name="style4">1</text:span><text:span text:style-name="style10">);</text:span></text:h>
      <text:h text:style-name="Default"><text:s text:c="16"/><text:span text:style-name="style11">cntr_p1</text:span><text:span text:style-name="style10">=</text:span><text:span text:style-name="style4">10</text:span><text:span text:style-name="style10">;</text:span></text:h>
      <text:h text:style-name="Default"><text:s text:c="12"/><text:span text:style-name="style10">}</text:span></text:h>
      <text:h text:style-name="Default"><text:s text:c="12"/><text:span text:style-name="style5">if</text:span><text:span text:style-name="style10">(++</text:span><text:span text:style-name="style11">cntr_p2</text:span><text:span text:style-name="style10">==</text:span><text:span text:style-name="style4">5</text:span><text:span text:style-name="style10">*</text:span><text:span text:style-name="style4">30</text:span><text:span text:style-name="style10">){</text:span></text:h>
      <text:h text:style-name="Default"><text:s text:c="16"/><text:span text:style-name="style11">ind</text:span><text:span text:style-name="style10">=(</text:span><text:span text:style-name="style11">cntr_strzal_p</text:span><text:span text:style-name="style10">*(</text:span><text:span text:style-name="style11">cntr_ruch</text:span><text:span text:style-name="style10">+</text:span><text:span text:style-name="style4">1</text:span><text:span text:style-name="style10">))%</text:span><text:span text:style-name="style4">6</text:span><text:span text:style-name="style10">+</text:span><text:span text:style-name="style4">8</text:span><text:span text:style-name="style10">;</text:span></text:h>
      <text:h text:style-name="Default"><text:s text:c="16"/><text:span text:style-name="style11">typ</text:span><text:span text:style-name="style10">=(</text:span><text:span text:style-name="style11">mapa</text:span><text:span text:style-name="style10">+</text:span><text:span text:style-name="style11">mapa2</text:span><text:span text:style-name="style10">)%</text:span><text:span text:style-name="style4">6</text:span><text:span text:style-name="style10">+</text:span><text:span text:style-name="style4">1</text:span><text:span text:style-name="style10">;</text:span></text:h>
      <text:h text:style-name="Default"><text:s text:c="16"/><text:span text:style-name="style5">if</text:span><text:span text:style-name="style10">(</text:span><text:span text:style-name="style11">typ</text:span><text:span text:style-name="style10">==</text:span><text:span text:style-name="style4">3</text:span><text:span text:style-name="style10">)</text:span></text:h>
      <text:h text:style-name="Default"><text:s text:c="20"/><text:span text:style-name="style11">stworz_przeciwnika</text:span><text:span text:style-name="style10">( </text:span><text:span text:style-name="style11">ind </text:span><text:span text:style-name="style10">,</text:span><text:span text:style-name="style4">77</text:span><text:span text:style-name="style10">,</text:span><text:span text:style-name="style4">1</text:span><text:span text:style-name="style10">,</text:span><text:span text:style-name="style4">2</text:span><text:span text:style-name="style10">);</text:span></text:h>
      <text:h text:style-name="Default"><text:s text:c="16"/><text:span text:style-name="style5">else</text:span></text:h>
      <text:h text:style-name="Default"><text:s text:c="20"/><text:span text:style-name="style11">stworz_przeciwnika</text:span><text:span text:style-name="style10">( </text:span><text:span text:style-name="style11">ind </text:span><text:span text:style-name="style10">,</text:span><text:span text:style-name="style4">77</text:span><text:span text:style-name="style10">,</text:span><text:span text:style-name="style4">1</text:span><text:span text:style-name="style10">,</text:span><text:span text:style-name="style4">1</text:span><text:span text:style-name="style10">);</text:span></text:h>
      <text:h text:style-name="Default"><text:s text:c="16"/><text:span text:style-name="style11">cntr_p2</text:span><text:span text:style-name="style10">=</text:span><text:span text:style-name="style4">0</text:span><text:span text:style-name="style10">;</text:span></text:h>
      <text:h text:style-name="Default"><text:s text:c="12"/><text:span text:style-name="style10">}</text:span></text:h>
      <text:h text:style-name="Default"><text:s text:c="12"/><text:span text:style-name="style5">if</text:span><text:span text:style-name="style10">(++</text:span><text:span text:style-name="style11">cntr_p3</text:span><text:span text:style-name="style10">==</text:span><text:span text:style-name="style4">5</text:span><text:span text:style-name="style10">*</text:span><text:span text:style-name="style4">40</text:span><text:span text:style-name="style10">){</text:span></text:h>
      <text:h text:style-name="Default"><text:s text:c="16"/><text:span text:style-name="style11">ind</text:span><text:span text:style-name="style10">=(</text:span><text:span text:style-name="style11">cntr_strzal_p</text:span><text:span text:style-name="style10">*(</text:span><text:span text:style-name="style11">cntr_ruch</text:span><text:span text:style-name="style10">+</text:span><text:span text:style-name="style4">1</text:span><text:span text:style-name="style10">))%</text:span><text:span text:style-name="style4">6</text:span><text:span text:style-name="style10">+</text:span><text:span text:style-name="style4">15</text:span><text:span text:style-name="style10">;</text:span></text:h>
      <text:h text:style-name="Default"><text:s text:c="16"/><text:span text:style-name="style11">typ</text:span><text:span text:style-name="style10">=(</text:span><text:span text:style-name="style11">mapa</text:span><text:span text:style-name="style10">*</text:span><text:span text:style-name="style11">cntr_strzal_p</text:span><text:span text:style-name="style10">+</text:span><text:span text:style-name="style11">mapa2</text:span><text:span text:style-name="style10">)%</text:span><text:span text:style-name="style4">5</text:span><text:span text:style-name="style10">;</text:span></text:h>
      <text:h text:style-name="Default"><text:s text:c="16"/><text:span text:style-name="style5">if</text:span><text:span text:style-name="style10">(</text:span><text:span text:style-name="style11">typ</text:span><text:span text:style-name="style10">==</text:span><text:span text:style-name="style4">4</text:span><text:span text:style-name="style10">||</text:span><text:span text:style-name="style11">typ</text:span><text:span text:style-name="style10">==</text:span><text:span text:style-name="style4">3</text:span><text:span text:style-name="style10">)</text:span></text:h>
      <text:h text:style-name="Default"><text:s text:c="20"/><text:span text:style-name="style11">stworz_przeciwnika</text:span><text:span text:style-name="style10">( </text:span><text:span text:style-name="style11">ind </text:span><text:span text:style-name="style10">,</text:span><text:span text:style-name="style4">77</text:span><text:span text:style-name="style10">,</text:span><text:span text:style-name="style4">1</text:span><text:span text:style-name="style10">,</text:span><text:span text:style-name="style4">2</text:span><text:span text:style-name="style10">);</text:span></text:h>
      <text:h text:style-name="Default"><text:s text:c="16"/><text:span text:style-name="style5">else</text:span></text:h>
      <text:h text:style-name="Default"><text:s text:c="20"/><text:span text:style-name="style11">stworz_przeciwnika</text:span><text:span text:style-name="style10">( </text:span><text:span text:style-name="style11">ind </text:span><text:span text:style-name="style10">,</text:span><text:span text:style-name="style4">77</text:span><text:span text:style-name="style10">,</text:span><text:span text:style-name="style4">1</text:span><text:span text:style-name="style10">,</text:span><text:span text:style-name="style4">1</text:span><text:span text:style-name="style10">);</text:span></text:h>
      <text:h text:style-name="Default"><text:s text:c="16"/><text:span text:style-name="style11">cntr_p3</text:span><text:span text:style-name="style10">=</text:span><text:span text:style-name="style4">5</text:span><text:span text:style-name="style10">;</text:span></text:h>
      <text:h text:style-name="Default"><text:s text:c="12"/><text:span text:style-name="style10">}</text:span></text:h>
      <text:h text:style-name="Default"><text:s text:c="12"/><text:span text:style-name="style5">if</text:span><text:span text:style-name="style10">((++</text:span><text:span text:style-name="style11">cntr_button</text:span><text:span text:style-name="style10">)==</text:span><text:span text:style-name="style4">3</text:span><text:span text:style-name="style10">){</text:span></text:h>
      <text:h text:style-name="Default"><text:s text:c="16"/><text:span text:style-name="style5">if</text:span><text:span text:style-name="style10">(~</text:span><text:span text:style-name="style11">BUTTON</text:span><text:span text:style-name="style10">){</text:span></text:h>
      <text:h text:style-name="Default"><text:s text:c="20"/><text:span text:style-name="style5">if</text:span><text:span text:style-name="style10">(</text:span><text:span text:style-name="style11">gracz</text:span><text:span text:style-name="style10">.</text:span><text:span text:style-name="style11">x</text:span><text:span text:style-name="style10">&gt;</text:span><text:span text:style-name="style4">1</text:span><text:span text:style-name="style10">)</text:span></text:h>
      <text:h text:style-name="Default"><text:s text:c="24"/><text:span text:style-name="style11">gracz</text:span><text:span text:style-name="style10">.</text:span><text:span text:style-name="style11">x</text:span><text:span text:style-name="style10">--;</text:span></text:h>
      <text:h text:style-name="Default"><text:s text:c="20"/><text:span text:style-name="style11">rysuj</text:span><text:span text:style-name="style10">(&amp;</text:span><text:span text:style-name="style11">gracz</text:span><text:span text:style-name="style10">);</text:span></text:h>
      <text:h text:style-name="Default"><text:s text:c="16"/><text:span text:style-name="style10">}</text:span></text:h>
      <text:h text:style-name="Default"><text:s text:c="16"/><text:span text:style-name="style5">if</text:span><text:span text:style-name="style10">(~</text:span><text:span text:style-name="style11">BUTTON2</text:span><text:span text:style-name="style10">){</text:span></text:h>
      <text:h text:style-name="Default"><text:s text:c="20"/><text:span text:style-name="style5">if</text:span><text:span text:style-name="style10">(</text:span><text:span text:style-name="style11">gracz</text:span><text:span text:style-name="style10">.</text:span><text:span text:style-name="style11">x</text:span><text:span text:style-name="style10">&lt;</text:span><text:span text:style-name="style4">20</text:span><text:span text:style-name="style10">)</text:span></text:h>
      <text:h text:style-name="Default"><text:s text:c="24"/><text:span text:style-name="style11">gracz</text:span><text:span text:style-name="style10">.</text:span><text:span text:style-name="style11">x</text:span><text:span text:style-name="style10">++;</text:span></text:h>
      <text:h text:style-name="Default"><text:s text:c="24"/><text:span text:style-name="style11">rysuj</text:span><text:span text:style-name="style10">(&amp;</text:span><text:span text:style-name="style11">gracz</text:span><text:span text:style-name="style10">);</text:span></text:h>
      <text:h text:style-name="Default"><text:s text:c="16"/><text:span text:style-name="style10">}</text:span></text:h>
      <text:h text:style-name="Default"><text:s text:c="16"/><text:span text:style-name="style11">cntr_button</text:span><text:span text:style-name="style10">=</text:span><text:span text:style-name="style4">0</text:span><text:span text:style-name="style10">;</text:span></text:h>
      <text:h text:style-name="Default"><text:s text:c="12"/><text:span text:style-name="style10">}</text:span></text:h>
      <text:h text:style-name="Default"><text:s text:c="12"/><text:span text:style-name="style5">if</text:span><text:span text:style-name="style10">(</text:span><text:span text:style-name="style11">strzal_g</text:span><text:span text:style-name="style10">==</text:span><text:span text:style-name="style4">1</text:span><text:span text:style-name="style10">){</text:span></text:h>
      <text:h text:style-name="Default"><text:s text:c="16"/><text:span text:style-name="style5">if</text:span><text:span text:style-name="style10">((++</text:span><text:span text:style-name="style11">cntr_strzal</text:span><text:span text:style-name="style10">)==</text:span><text:span text:style-name="style4">10</text:span><text:span text:style-name="style10">){</text:span></text:h>
      <text:h text:style-name="Default"><text:s text:c="20"/><text:span text:style-name="style11">cntr_strzal</text:span><text:span text:style-name="style10">=</text:span><text:span text:style-name="style4">0</text:span><text:span text:style-name="style10">;</text:span></text:h>
      <text:h text:style-name="Default"><text:s text:c="20"/><text:span text:style-name="style11">strzal_g</text:span><text:span text:style-name="style10">=</text:span><text:span text:style-name="style4">0</text:span><text:span text:style-name="style10">;</text:span></text:h>
      <text:h text:style-name="Default"><text:s text:c="16"/><text:span text:style-name="style10">}</text:span></text:h>
      <text:h text:style-name="Default"><text:s text:c="12"/><text:span text:style-name="style10">}</text:span></text:h>
      <text:h text:style-name="Default"><text:s text:c="12"/><text:span text:style-name="style5">else</text:span><text:span text:style-name="style10">{</text:span></text:h>
      <text:h text:style-name="Default"><text:s text:c="16"/><text:span text:style-name="style5">if</text:span><text:span text:style-name="style10">(~</text:span><text:span text:style-name="style11">BUTTON3</text:span><text:span text:style-name="style10">){</text:span></text:h>
      <text:h text:style-name="Default"><text:s text:c="20"/><text:span text:style-name="style11">buz</text:span><text:span text:style-name="style10">=</text:span><text:span text:style-name="style4">1</text:span><text:span text:style-name="style10">;</text:span></text:h>
      <text:h text:style-name="Default"><text:s text:c="20"/><text:span text:style-name="style11">strzal</text:span><text:span text:style-name="style10">(</text:span><text:span text:style-name="style11">gracz</text:span><text:span text:style-name="style10">.</text:span><text:span text:style-name="style11">bron</text:span><text:span text:style-name="style10">);</text:span></text:h>
      <text:h text:style-name="Default"><text:s text:c="20"/><text:span text:style-name="style11">strzal_g</text:span><text:span text:style-name="style10">=</text:span><text:span text:style-name="style4">1</text:span><text:span text:style-name="style10">;</text:span></text:h>
      <text:h text:style-name="Default"><text:s text:c="16"/><text:span text:style-name="style10">}</text:span></text:h>
      <text:h text:style-name="Default"><text:s text:c="12"/><text:span text:style-name="style10">}</text:span></text:h>
      <text:h text:style-name="Default"><text:s text:c="12"/><text:span text:style-name="style5">if</text:span><text:span text:style-name="style10">(++</text:span><text:span text:style-name="style11">cntr_ruch</text:span><text:span text:style-name="style10">==</text:span><text:span text:style-name="style4">2</text:span><text:span text:style-name="style10">){</text:span></text:h>
      <text:h text:style-name="Default"><text:s text:c="16"/><text:span text:style-name="style5">for</text:span><text:span text:style-name="style10">(</text:span><text:span text:style-name="style11">i</text:span><text:span text:style-name="style10">=</text:span><text:span text:style-name="style4">0</text:span><text:span text:style-name="style10">;</text:span><text:span text:style-name="style11">i</text:span><text:span text:style-name="style10">&lt;=</text:span><text:span text:style-name="style11">indexp</text:span><text:span text:style-name="style10">;</text:span><text:span text:style-name="style11">i</text:span><text:span text:style-name="style10">++){</text:span></text:h>
      <text:h text:style-name="Default"><text:s text:c="20"/><text:span text:style-name="style5">if</text:span><text:span text:style-name="style10">(</text:span><text:span text:style-name="style11">przeciwnik</text:span><text:span text:style-name="style10">[</text:span><text:span text:style-name="style11">i</text:span><text:span text:style-name="style10">].</text:span><text:span text:style-name="style11">kierunek</text:span><text:span text:style-name="style10">!=</text:span><text:span text:style-name="style4">2</text:span><text:span text:style-name="style10">){</text:span></text:h>
      <text:h text:style-name="Default"><text:s text:c="24"/><text:span text:style-name="style11">przesun_przeciwnika</text:span><text:span text:style-name="style10">(&amp;</text:span><text:span text:style-name="style11">przeciwnik</text:span><text:span text:style-name="style10">[</text:span><text:span text:style-name="style11">i</text:span><text:span text:style-name="style10">],</text:span><text:span text:style-name="style11">i</text:span><text:span text:style-name="style10">);</text:span></text:h>
      <text:h text:style-name="Default"><text:s text:c="24"/><text:span text:style-name="style11">rysuj</text:span><text:span text:style-name="style10">(&amp;</text:span><text:span text:style-name="style11">przeciwnik</text:span><text:span text:style-name="style10">[</text:span><text:span text:style-name="style11">i</text:span><text:span text:style-name="style10">]);</text:span></text:h>
      <text:h text:style-name="Default"><text:s text:c="20"/><text:span text:style-name="style10">}</text:span></text:h>
      <text:h text:style-name="Default"><text:s text:c="16"/><text:span text:style-name="style10">}</text:span></text:h>
      <text:h text:style-name="Default"><text:s text:c="16"/><text:span text:style-name="style11">cntr_ruch</text:span><text:span text:style-name="style10">=</text:span><text:span text:style-name="style4">0</text:span><text:span text:style-name="style10">;</text:span></text:h>
      <text:h text:style-name="Default"><text:s text:c="12"/><text:span text:style-name="style10">}</text:span></text:h>
      <text:h text:style-name="Default"><text:s text:c="12"/><text:span text:style-name="style5">if</text:span><text:span text:style-name="style10">(++</text:span><text:span text:style-name="style11">cntr_strzal_p</text:span><text:span text:style-name="style10">==</text:span><text:span text:style-name="style4">1</text:span><text:span text:style-name="style10">){</text:span></text:h>
      <text:h text:style-name="Default"><text:s text:c="16"/><text:span text:style-name="style5">for</text:span><text:span text:style-name="style10">(</text:span><text:span text:style-name="style11">i</text:span><text:span text:style-name="style10">=</text:span><text:span text:style-name="style4">0</text:span><text:span text:style-name="style10">;</text:span><text:span text:style-name="style11">i</text:span><text:span text:style-name="style10">&lt;=</text:span><text:span text:style-name="style11">index</text:span><text:span text:style-name="style10">;</text:span><text:span text:style-name="style11">i</text:span><text:span text:style-name="style10">++){</text:span></text:h>
      <text:h text:style-name="Default"><text:s text:c="20"/><text:span text:style-name="style5">if</text:span><text:span text:style-name="style10">(</text:span><text:span text:style-name="style11">tpocisk</text:span><text:span text:style-name="style10">[</text:span><text:span text:style-name="style11">i</text:span><text:span text:style-name="style10">].</text:span><text:span text:style-name="style11">kierunek</text:span><text:span text:style-name="style10">!=</text:span><text:span text:style-name="style4">2</text:span><text:span text:style-name="style10">){</text:span></text:h>
      <text:h text:style-name="Default"><text:s text:c="24"/><text:span text:style-name="style11">przesun_pocisk</text:span><text:span text:style-name="style10">(&amp;</text:span><text:span text:style-name="style11">tpocisk</text:span><text:span text:style-name="style10">[</text:span><text:span text:style-name="style11">i</text:span><text:span text:style-name="style10">],</text:span><text:span text:style-name="style11">i</text:span><text:span text:style-name="style10">);</text:span></text:h>
      <text:h text:style-name="Default"><text:s text:c="24"/><text:span text:style-name="style11">rysuj_pocisk</text:span><text:span text:style-name="style10">(&amp;</text:span><text:span text:style-name="style11">tpocisk</text:span><text:span text:style-name="style10">[</text:span><text:span text:style-name="style11">i</text:span><text:span text:style-name="style10">]);</text:span></text:h>
      <text:h text:style-name="Default"><text:s text:c="20"/><text:span text:style-name="style10">}</text:span></text:h>
      <text:h text:style-name="Default"><text:s text:c="16"/><text:span text:style-name="style10">}</text:span></text:h>
      <text:h text:style-name="Default"><text:s text:c="16"/><text:span text:style-name="style11">cntr_strzal_p</text:span><text:span text:style-name="style10">=</text:span><text:span text:style-name="style4">0</text:span><text:span text:style-name="style10">;</text:span></text:h>
      <text:h text:style-name="Default"><text:s text:c="12"/><text:span text:style-name="style10">}</text:span></text:h>
      <text:h text:style-name="Default"><text:s text:c="12"/><text:span text:style-name="style11">cntr</text:span><text:span text:style-name="style10">=</text:span><text:span text:style-name="style4">0</text:span><text:span text:style-name="style10">;</text:span></text:h>
      <text:h text:style-name="Default"><text:s text:c="8"/><text:span text:style-name="style10">}</text:span></text:h>
      <text:h text:style-name="Default"><text:s text:c="4"/><text:span text:style-name="style10">}</text:span></text:h>
      <text:h text:style-name="Default"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0pt"/>
    </style:style>
    <style:style style:name="style0" style:family="text">
      <style:text-properties style:font-name="Courier New" fo:color="#232323" fo:background-color="#ffffff"/>
    </style:style>
    <style:style style:name="style11" style:family="text">
      <style:text-properties style:font-name="Courier New" fo:color="#232323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88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